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00000026492D18973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áficos1" text:anchor-type="paragraph" svg:x="0.115cm" svg:y="0.52cm" svg:width="16.773cm" svg:height="12.594cm" draw:z-index="0"><draw:image xlink:href="Pictures/10000000000003300000026492D18973.png" xlink:type="simple" xlink:show="embed" xlink:actuate="onLoad"/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FreeSans" fo:font-size="18pt" style:text-underline-style="solid" style:text-underline-width="auto" style:text-underline-color="font-color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0cm" style:auto-text-indent="true" style:page-number="auto" fo:background-color="transparent" style:shadow="none">
        <style:tab-stops/>
        <style:background-image/>
      </style:paragraph-properties>
      <style:text-properties style:font-name="FreeSans1" fo:font-size="14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ans2" fo:font-size="14pt" fo:font-style="oblique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margin-right="0cm" fo:text-indent="0cm" style:auto-text-indent="false" style:page-number="auto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" fo:font-weight="bold" style:font-size-asian="10.5pt"/>
    </style:style>
    <style:style style:name="Drawing" style:family="paragraph" style:parent-style-name="Caption" style:class="extra">
      <style:text-properties style:font-name="FreeSans2" fo:font-size="14pt" fo:font-style="oblique" style:font-weight-asian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ans1" fo:font-size="14pt" style:font-size-asian="10.5pt"/>
    </style:style>
    <style:style style:name="Frame_20_contents" style:display-name="Frame contents" style:family="paragraph" style:parent-style-name="Text_20_body" style:class="extra">
      <style:text-properties style:font-size-asian="10.5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Illustration" style:family="paragraph" style:parent-style-name="Caption" style:class="extra">
      <style:text-properties style:font-weight-asian="normal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" style:family="paragraph" style:parent-style-name="Caption" style:class="extra">
      <style:text-properties style:font-weight-asian="normal" style:font-weight-complex="normal"/>
    </style:style>
    <style:style style:name="Text" style:family="paragraph" style:parent-style-name="Caption" style:class="extra">
      <style:text-properties style:font-weight-asian="normal" style:font-weight-complex="normal"/>
    </style:style>
    <style:style style:name="Footnote_20_anchor" style:display-name="Footnote anchor" style:family="text">
      <style:text-properties style:text-position="super 58%" style:font-name="FreeSans1" fo:font-size="14pt" style:font-size-asian="10.5pt"/>
    </style:style>
    <style:style style:name="Endnote_20_anchor" style:display-name="Endnote anchor" style:family="text">
      <style:text-properties style:text-position="super 58%" style:font-name="FreeSans1" fo:font-size="14pt" style:font-size-asian="10.5pt"/>
    </style:style>
    <style:style style:name="Numbering_20_Symbols" style:display-name="Numbering Symbols" style:family="text">
      <style:text-properties style:font-name="FreeSans1" fo:font-size="14pt" style:font-size-asian="10.5pt"/>
    </style:style>
    <style:style style:name="Caption_20_characters" style:display-name="Caption characters" style:family="text">
      <style:text-properties style:font-name="FreeSans1" fo:font-size="14pt" style:font-size-asian="10.5pt"/>
    </style:style>
    <style:style style:name="Vertical_20_Numbering_20_Symbols" style:display-name="Vertical Numbering Symbols" style:family="text">
      <style:text-properties style:font-name="FreeSans1" fo:font-size="14pt" style:font-size-asian="10.5pt" style:text-rotation-angle="90" style:text-rotation-scale="line-height"/>
    </style:style>
    <style:style style:name="Citation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Placeholder" style:family="text">
      <style:text-properties fo:font-variant="small-caps" fo:color="#008080" style:font-name="FreeSans1" fo:font-size="14pt" style:text-underline-style="dotted" style:text-underline-width="auto" style:text-underline-color="font-color" style:font-size-asian="10.5pt"/>
    </style:style>
    <style:style style:name="Definition" style:family="text">
      <style:text-properties style:font-name="FreeSans1" fo:font-size="14pt" style:font-size-asian="10.5pt"/>
    </style:style>
    <style:style style:name="Emphasis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Example" style:family="text">
      <style:text-properties style:font-name="DejaVu Sans Mono" fo:font-size="14pt" style:font-name-asian="DejaVu Sans1" style:font-size-asian="10.5pt" style:font-name-complex="DejaVu Sans Mono"/>
    </style:style>
    <style:style style:name="User_20_Entry" style:display-name="User Entry" style:family="text">
      <style:text-properties style:font-name="DejaVu Sans Mono" fo:font-size="14pt" style:font-name-asian="DejaVu Sans1" style:font-size-asian="10.5pt" style:font-name-complex="DejaVu Sans Mono"/>
    </style:style>
    <style:style style:name="Main_20_index_20_entry" style:display-name="Main index entry" style:family="text">
      <style:text-properties style:font-name="FreeSans" fo:font-size="14pt" fo:font-weight="bold" style:font-size-asian="10.5pt" style:font-weight-asian="bold" style:font-weight-complex="bold"/>
    </style:style>
    <style:style style:name="Drop_20_Caps" style:display-name="Drop Caps" style:family="text">
      <style:text-properties style:font-name="FreeSans1" fo:font-size="14pt" style:font-size-asian="10.5pt"/>
    </style:style>
    <style:style style:name="Strong_20_Emphasis" style:display-name="Strong Emphasis" style:family="text">
      <style:text-properties style:font-name="FreeSans" fo:font-size="14pt" fo:font-weight="bold" style:font-size-asian="10.5pt" style:font-weight-asian="bold" style:font-weight-complex="bold"/>
    </style:style>
    <style:style style:name="Line_20_numbering" style:display-name="Line numbering" style:family="text">
      <style:text-properties style:font-name="FreeSans1" fo:font-size="14pt" style:font-size-asian="10.5pt"/>
    </style:style>
    <style:style style:name="Page_20_Number" style:display-name="Page Number" style:family="text">
      <style:text-properties style:font-name="FreeSans1" fo:font-size="14pt" style:font-size-asian="10.5pt"/>
    </style:style>
    <style:style style:name="Visited_20_Internet_20_Link" style:display-name="Visited Internet Link" style:family="text">
      <style:text-properties fo:color="#80000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Rubies" style:family="text">
      <style:text-properties style:font-name="FreeSans1" fo:font-size="8pt" style:text-underline-style="none" style:font-size-asian="6pt" style:font-size-complex="6pt" style:text-emphasize="none"/>
    </style:style>
    <style:style style:name="Index_20_Link" style:display-name="Index Link" style:family="text">
      <style:text-properties style:font-name="FreeSans1" fo:font-size="14pt" style:font-size-asian="10.5pt"/>
    </style:style>
    <style:style style:name="Footnote_20_Symbol" style:display-name="Footnote Symbol" style:family="text">
      <style:text-properties style:font-name="FreeSans1" fo:font-size="14pt" style:font-size-asian="10.5pt"/>
    </style:style>
    <style:style style:name="Endnote_20_Symbol" style:display-name="Endnote Symbol" style:family="text">
      <style:text-properties style:font-name="FreeSans1" fo:font-size="14pt" style:font-size-asian="10.5pt"/>
    </style:style>
    <style:style style:name="Source_20_Text" style:display-name="Source Text" style:family="text">
      <style:text-properties style:font-name="DejaVu Sans Mono" fo:font-size="14pt" style:font-name-asian="DejaVu Sans1" style:font-size-asian="10.5pt" style:font-name-complex="DejaVu Sans Mono"/>
    </style:style>
    <style:style style:name="Teletype" style:family="text">
      <style:text-properties style:font-name="DejaVu Sans Mono" fo:font-size="14pt" style:font-name-asian="DejaVu Sans1" style:font-size-asian="10.5pt" style:font-name-complex="DejaVu Sans Mono"/>
    </style:style>
    <style:style style:name="Variable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Internet_20_link" style:display-name="Internet link" style:family="text">
      <style:text-properties fo:color="#00008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4pt" style:font-name-asian="OpenSymbol" style:font-size-asian="10.5pt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><text:page-number text:select-page="current">1</text:page-number>/<text:page-count>1</text:page-count> - <text:file-name text:display="name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4T14:28:00</meta:creation-date>
    <meta:editing-duration>PT00H01M25S</meta:editing-duration>
    <meta:editing-cycles>2</meta:editing-cycles>
    <meta:generator>OpenOffice.org/3.2$Linux OpenOffice.org_project/320m12$Build-9483</meta:generator>
    <meta:initial-creator>Juan Rodriguez</meta:initial-creator>
    <meta:document-statistic meta:table-count="0" meta:image-count="1" meta:object-count="0" meta:page-count="1" meta:paragraph-count="1" meta:word-count="2" meta:character-count="7"/>
    <dc:date>2011-03-04T14:29:22</dc:date>
    <dc:creator>Juan Rodriguez</dc:creator>
    <meta:template xlink:type="simple" xlink:actuate="onRequest" xlink:title="redaccion" xlink:href="../redaccion.ott" meta:date="2011-03-04T14:27:57"/>
  </office:meta>
</office:document-meta>
</file>